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7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2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6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7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39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4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4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4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43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FLphone Vidéo</text:p>
      <text:p text:style-name="P1">RESSOURCES NÉCÉSSAIRES</text:p>
      <text:p text:style-name="P2"/>
      <text:p text:style-name="P2"/>
      <text:list text:style-name="L1">
        <text:list-item>
          <text:p text:style-name="P4">Environnement de développement </text:p>
          <text:list>
            <text:list-item>
              <text:p text:style-name="P4">Système d'exploitation: <text:span text:style-name="T2">GNU/Linux</text:span></text:p>
            </text:list-item>
            <text:list-item>
              <text:p text:style-name="P4">Distribution Ubuntu. Version stable actuelle: <text:span text:style-name="T1">Ubuntu 7.10 Gutsy Gibbon</text:span></text:p>
              <text:p text:style-name="P4"/>
            </text:list-item>
          </text:list>
        </text:list-item>
        <text:list-item>
          <text:p text:style-name="P4">Matériel</text:p>
          <text:list>
            <text:list-item>
              <text:p text:style-name="P4">Hardphones SIP</text:p>
            </text:list-item>
            <text:list-item>
              <text:p text:style-name="P4">Vidéo-phone hardwares (Grandstream XV 3000 supporte la norme vidéo H.264)</text:p>
            </text:list-item>
            <text:list-item>
              <text:p text:style-name="P4">Serveur Asterisk local</text:p>
            </text:list-item>
            <text:list-item>
              <text:p text:style-name="P4">Ecouteurs, microphones</text:p>
              <text:p text:style-name="P4"/>
            </text:list-item>
          </text:list>
        </text:list-item>
        <text:list-item>
          <text:p text:style-name="P4">Logiciels</text:p>
          <text:list>
            <text:list-item>
              <text:p text:style-name="P4">Outils de développement GNU </text:p>
              <text:list>
                <text:list-item>
                  <text:p text:style-name="P4">Compilateur C/C++ : gcc</text:p>
                </text:list-item>
                <text:list-item>
                  <text:p text:style-name="P4">Makefile – GNU Autotools</text:p>
                </text:list-item>
                <text:list-item>
                  <text:p text:style-name="P4">Outils de deboguage: gdb (interfaces graphiques: ddd, kdbg)</text:p>
                </text:list-item>
              </text:list>
            </text:list-item>
            <text:list-item>
              <text:p text:style-name="P4">Installation de paquets: Synaptic, apt-get, wajig</text:p>
            </text:list-item>
            <text:list-item>
              <text:p text:style-name="P4">Éditeur de texte préféré: emacs, vi(m), ...</text:p>
            </text:list-item>
            <text:list-item>
              <text:p text:style-name="P4">Gestionnaire distribué de code source: git</text:p>
            </text:list-item>
            <text:list-item>
              <text:p text:style-name="P4">Communication inter-protocole: D-Bus</text:p>
            </text:list-item>
            <text:list-item>
              <text:p text:style-name="P4">Logiciel d'analyse de protocole: Wireshark</text:p>
              <text:p text:style-name="P4"/>
            </text:list-item>
          </text:list>
        </text:list-item>
        <text:list-item>
          <text:p text:style-name="P4">Langages utilisés</text:p>
          <text:list>
            <text:list-item>
              <text:p text:style-name="P4">C++</text:p>
            </text:list-item>
            <text:list-item>
              <text:p text:style-name="P4">C (client GTK, <text:s/>capture stream vidéo)</text:p>
            </text:list-item>
            <text:list-item>
              <text:p text:style-name="P4">Python (client CLI – Command Line Interface, pour scripter et faciliter le débogage)</text:p>
            </text:list-item>
          </text:list>
        </text:list-item>
      </text:list>
      <text:p text:style-name="P3"/>
      <text:list text:style-name="L1">
        <text:list-item text:start-value="1">
          <text:p text:style-name="P4">Librairies / API</text:p>
          <text:list>
            <text:list-item>
              <text:p text:style-name="P4">OpenGL (pour la fenêtre de visualisation de la vidéo)</text:p>
            </text:list-item>
            <text:list-item>
              <text:p text:style-name="P4">Compression vidéo H.264: codec H.264</text:p>
            </text:list-item>
            <text:list-item>
              <text:p text:style-name="P4">+ toutes les dépendances nécessaires au fonctionnement de SFLphone</text:p>
              <text:p text:style-name="P4">(liste sur le site: <text:a xlink:type="simple" xlink:href="http://sflphone.org/sflwww">http://www.sflphone.org/sflwww</text:a>)</text:p>
            </text:list-item>
          </text:list>
        </text:list-item>
      </text:list>
      <text:p text:style-name="P3"/>
      <text:list text:style-name="L1">
        <text:list-item text:start-value="1">
          <text:p text:style-name="P4">Licenses et clauses de confidentialité</text:p>
          <text:list>
            <text:list-item>
              <text:p text:style-name="P4">Droits d'auteur: Copyright Savoir-faire Linux Inc</text:p>
            </text:list-item>
            <text:list-item>
              <text:p text:style-name="P4">Documenter les auteurs des fichiers</text:p>
            </text:list-item>
            <text:list-item>
              <text:p text:style-name="P4">Aucune clause de confidentialité</text:p>
            </text:list-item>
            <text:list-item>
              <text:p text:style-name="P4">GNU General Public Licence </text:p>
            </text:list-item>
          </text:list>
        </text:list-item>
      </text:list>
      <text:p text:style-name="P3"/>
      <text:list text:style-name="L1">
        <text:list-item text:start-value="1">
          <text:p text:style-name="P4">Sujets nécessitant éventuellement une rapide formation</text:p>
          <text:list>
            <text:list-item>
              <text:p text:style-name="P4">VoIP, protocole SIP</text:p>
            </text:list-item>
            <text:list-item>
              <text:p text:style-name="P4">Asterisk</text:p>
            </text:list-item>
            <text:list-item>
              <text:p text:style-name="P4">Git</text:p>
            </text:list-item>
            <text:list-item>
              <text:p text:style-name="P4">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CA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exandre Bourget</meta:initial-creator>
    <meta:creation-date>2007-11-05T15:15:30</meta:creation-date>
    <dc:creator>Alexandre Bourget</dc:creator>
    <dc:date>2007-11-05T15:19:47</dc:date>
    <meta:editing-cycles>2</meta:editing-cycles>
    <meta:editing-duration>PT4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9" meta:word-count="180" meta:character-count="1295"/>
  </office:meta>
</office:document-meta>
</file>